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9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46.77mm"/>
    </style:style>
    <style:style style:name="co4" style:family="table-column">
      <style:table-column-properties fo:break-before="auto" style:column-width="193.62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\toke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&lt;class-list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class,epsilon</text:p>
          </table:table-cell>
          <table:table-cell table:style-name="ce1" office:value-type="string" calcext:value-type="string">
            <text:p>class,epsilon</text:p>
          </table:table-cell>
          <table:table-cell/>
        </table:table-row>
        <table:table-row table:style-name="ro1">
          <table:table-cell office:value-type="string" calcext:value-type="string">
            <text:p>&lt;class-element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tatic,epsilon</text:p>
          </table:table-cell>
          <table:table-cell table:style-name="ce1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declaration-element&gt;</text:p>
          </table:table-cell>
          <table:table-cell/>
          <table:table-cell office:value-type="string" calcext:value-type="string">
            <text:p>int id,double id,String id,boolean id,void id</text:p>
          </table:table-cell>
          <table:table-cell table:style-name="ce1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param&gt;</text:p>
          </table:table-cell>
          <table:table-cell/>
          <table:table-cell table:style-name="ce1" office:value-type="string" calcext:value-type="string">
            <text:p>int id,double id,String id,boolean id</text:p>
          </table:table-cell>
          <table:table-cell table:style-name="ce1" office:value-type="string" calcext:value-type="string">
            <text:p>assign,epslon,left_rounded_bracket</text:p>
          </table:table-cell>
          <table:table-cell/>
        </table:table-row>
        <table:table-row table:style-name="ro1">
          <table:table-cell office:value-type="string" calcext:value-type="string">
            <text:p>&lt;declaration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assign,epsilon,left_rounded_bracket</text:p>
          </table:table-cell>
          <table:table-cell table:style-name="ce1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method-declaration&gt;</text:p>
          </table:table-cell>
          <table:table-cell/>
          <table:table-cell office:value-type="string" calcext:value-type="string">
            <text:p>left_rounded_bracket</text:p>
          </table:table-cell>
          <table:table-cell table:style-name="ce1" office:value-type="string" calcext:value-type="string">
            <text:p>class,epsilon</text:p>
          </table:table-cell>
          <table:table-cell/>
        </table:table-row>
        <table:table-row table:style-name="ro1">
          <table:table-cell office:value-type="string" calcext:value-type="string">
            <text:p>&lt;param-list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,int id,double id,String id,boolean id</text:p>
          </table:table-cell>
          <table:table-cell office:value-type="string" calcext:value-type="string">
            <text:p>right_rounded_bracket,</text:p>
          </table:table-cell>
          <table:table-cell/>
        </table:table-row>
        <table:table-row table:style-name="ro1">
          <table:table-cell office:value-type="string" calcext:value-type="string">
            <text:p>&lt;method-element&gt;</text:p>
          </table:table-cell>
          <table:table-cell office:value-type="string" calcext:value-type="string">
            <text:p>epsilon</text:p>
          </table:table-cell>
          <table:table-cell table:style-name="ce1" office:value-type="string" calcext:value-type="string">
            <text:p>int,double,String,boolean,epsilon,semicolon,left_curved_bracket,id,special_id,if,while,return</text:p>
          </table:table-cell>
          <table:table-cell table:style-name="ce1" office:value-type="string" calcext:value-type="string">
            <text:p>right_curved_bracket</text:p>
          </table:table-cell>
          <table:table-cell/>
        </table:table-row>
        <table:table-row table:style-name="ro1">
          <table:table-cell office:value-type="string" calcext:value-type="string">
            <text:p>&lt;ID&gt;</text:p>
          </table:table-cell>
          <table:table-cell/>
          <table:table-cell office:value-type="string" calcext:value-type="string">
            <text:p>id,special_id</text:p>
          </table:table-cell>
          <table:table-cell office:value-type="string" calcext:value-type="string">
            <text:p>left_curved_bracket,left_rounded_bracket,assign</text:p>
          </table:table-cell>
          <table:table-cell/>
        </table:table-row>
        <table:table-row table:style-name="ro1">
          <table:table-cell office:value-type="string" calcext:value-type="string">
            <text:p>&lt;data-type&gt;</text:p>
          </table:table-cell>
          <table:table-cell/>
          <table:table-cell office:value-type="string" calcext:value-type="string">
            <text:p>int,double,String,boolean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&lt;next-param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comma,epsilon</text:p>
          </table:table-cell>
          <table:table-cell table:style-name="ce1" office:value-type="string" calcext:value-type="string">
            <text:p>epsilon</text:p>
          </table:table-cell>
          <table:table-cell/>
        </table:table-row>
        <table:table-row table:style-name="ro1">
          <table:table-cell office:value-type="string" calcext:value-type="string">
            <text:p>&lt;call-assign&gt;</text:p>
          </table:table-cell>
          <table:table-cell/>
          <table:table-cell office:value-type="string" calcext:value-type="string">
            <text:p>assign,left_rounded_bracket</text:p>
          </table:table-cell>
          <table:table-cell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param-value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,epsilon</text:p>
          </table:table-cell>
          <table:table-cell office:value-type="string" calcext:value-type="string">
            <text:p>right_rounded_bracket</text:p>
          </table:table-cell>
          <table:table-cell/>
        </table:table-row>
        <table:table-row table:style-name="ro1">
          <table:table-cell office:value-type="string" calcext:value-type="string">
            <text:p>&lt;next-param-value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comma,epsilon</text:p>
          </table:table-cell>
          <table:table-cell table:style-name="ce1" office:value-type="string" calcext:value-type="string">
            <text:p>epsilon</text:p>
          </table:table-cell>
          <table:table-cell/>
        </table:table-row>
        <table:table-row table:style-name="ro1">
          <table:table-cell office:value-type="string" calcext:value-type="string">
            <text:p>&lt;value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,assign</text:p>
          </table:table-cell>
          <table:table-cell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statement-list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eft_curved_bracket, semicolon,id,special_id,if, while,return</text:p>
          </table:table-cell>
          <table:table-cell office:value-type="string" calcext:value-type="string">
            <text:p>right_curved_bracket,int,double,String,boolean,semicolon,if,while,return,epsilon,id,special_id</text:p>
          </table:table-cell>
          <table:table-cell/>
        </table:table-row>
        <table:table-row table:style-name="ro1">
          <table:table-cell office:value-type="string" calcext:value-type="string">
            <text:p>&lt;statement&gt;</text:p>
          </table:table-cell>
          <table:table-cell/>
          <table:table-cell table:style-name="ce1" office:value-type="string" calcext:value-type="string">
            <text:p>semicolon,id,special_id,if, while,return</text:p>
          </table:table-cell>
          <table:table-cell office:value-type="string" calcext:value-type="string">
            <text:p>right_curved_bracket,epsilon,semicolon,id,special_id,if,while,return</text:p>
          </table:table-cell>
          <table:table-cell/>
        </table:table-row>
        <table:table-row table:style-name="ro1">
          <table:table-cell office:value-type="string" calcext:value-type="string">
            <text:p>&lt;condition-list&gt;</text:p>
          </table:table-cell>
          <table:table-cell/>
          <table:table-cell table:style-name="ce1" office:value-type="string" calcext:value-type="string">
            <text:p>left_curved_bracket, semicolon,id,special_id,if, while,return</text:p>
          </table:table-cell>
          <table:table-cell office:value-type="string" calcext:value-type="string">
            <text:p>else,epsilon,semicolon,id,special_id,if,while,return</text:p>
          </table:table-cell>
          <table:table-cell/>
        </table:table-row>
        <table:table-row table:style-name="ro1">
          <table:table-cell office:value-type="string" calcext:value-type="string">
            <text:p>&lt;return-value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,E</text:p>
          </table:table-cell>
          <table:table-cell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else&gt;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,else</text:p>
          </table:table-cell>
          <table:table-cell office:value-type="string" calcext:value-type="string">
            <text:p>left_curved_bracket,semicolon,epsilon,if,while,return</text:p>
          </table:table-cell>
          <table:table-cell/>
        </table:table-row>
        <table:table-row table:style-name="ro1">
          <table:table-cell office:value-type="string" calcext:value-type="string">
            <text:p>&lt;E&gt;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emicolon,right_rounded_bracket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&lt;class-list&gt; -&gt; class &lt;ID&gt; { &lt;class-element&gt; } &lt;class-list&gt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class-list&gt; -&gt; epsilon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&lt;class-element&gt; -&gt; static &lt;declaration-element&gt; &lt;class-elemen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lass-element&gt; -&gt; epsil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eclaration-element&gt; -&gt; &lt;param&gt; &lt;declaration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eclaration-element&gt; -&gt; void id &lt;method-declaration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eclaration&gt; -&gt; epsilon;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declaration&gt; -&gt; = &lt;E&gt;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eclaration&gt; -&gt; &lt;method-declaration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method-declaration&gt; -&gt; ( &lt;param-list&gt; ) { &lt;method-element&gt; }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ID&gt; -&gt; id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ID&gt; -&gt; special_id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ata-type&gt; -&gt; int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ata-type&gt; -&gt; double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ata-type&gt; -&gt; String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data-type&gt; -&gt; boolean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-list&gt; -&gt; epsil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param-list&gt; -&gt; &lt;param&gt; &lt;next-param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next-param&gt; -&gt; ,&lt;param&gt; &lt;next-param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next-param&gt; -&gt; epsilon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param&gt; -&gt; &lt;data-type&gt; id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all-assign&gt; -&gt; (&lt;param-value&gt;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call-assign&gt; -&gt; = &lt;E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param-value&gt; -&gt; epsilon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param-value&gt; -&gt; &lt;E&gt; &lt;next-param-value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next-param-value&gt; -&gt; ,&lt;E&gt; &lt;next-param-value&gt;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next-param-value&gt; -&gt; epsilon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 &lt;value&gt; -&gt; epsilon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&gt; -&gt; = &lt;E&gt;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method-element&gt; -&gt; &lt;data-type&gt; id &lt;value&gt;; &lt;method-elemen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method-element&gt; -&gt; epsil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method-element&gt; -&gt; ; &lt;method-element&gt;</text:p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method-element&gt; -&gt; &lt;statement-list&gt; &lt;method-elemen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-list&gt; -&gt; &lt;statement&gt; &lt;statement-lis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-list&gt; -&gt; epsi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&gt; -&gt; 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&gt; -&gt; &lt;ID&gt; &lt;call-assign&gt;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&gt; -&gt; if (&lt;E&gt;) &lt;condition-list&gt; &lt;els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&gt; -&gt; while (&lt;E&gt;) &lt;condition-lis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&lt;statement&gt; -&gt; return &lt;return-value&gt;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return-value&gt; -&gt; epsi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return-value&gt; -&gt; &lt;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&lt;else&gt; -&gt; epsi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else&gt; -&gt; else &lt;condition-lis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statement-list&gt; -&gt; {&lt;statement-list&gt;} &lt;statement-lis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ondition-list&gt; -&gt; {&lt;statement-list&gt;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condition-list&gt; -&gt; &lt;statement&gt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15:46.977778867</meta:creation-date>
    <meta:generator>LibreOffice/5.1.5.1$Linux_X86_64 LibreOffice_project/10$Build-1</meta:generator>
    <dc:date>2016-10-20T15:28:24.447629985</dc:date>
    <meta:editing-duration>PT29M9S</meta:editing-duration>
    <meta:editing-cycles>6</meta:editing-cycles>
    <meta:document-statistic meta:table-count="1" meta:cell-count="127" meta:object-count="0"/>
  </office:meta>
</office:document-meta>
</file>